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25-10-1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25-07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25-04-2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24-10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24-07-1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24-04-2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23-10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23-07-2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23-04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22-04-2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21-10-1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20-10-14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20-07-30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9-04-18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9-01-3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8-10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8-07-05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8-04-0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8-01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7-10-1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7-07-1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7-04-2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7-01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6-10-14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6-07-1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6-04-2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6-01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5-10-12 0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5-04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5-01-2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4-07-1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4-04-3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4-01-3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3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3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3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2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2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2-04-1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2-01-2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1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0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0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10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9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9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9-04-0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9-01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8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8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7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7-04-06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7-01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6-10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6-07-0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6-04-0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6-01-0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5-10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5-07-0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5-04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5-01-0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4-10-19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4-07-0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4-04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4-01-2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3-10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3-07-2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2-07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2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2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1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1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1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0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0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200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9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9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9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9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8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8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7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6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6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5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5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5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5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4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4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4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3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2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2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1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1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9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9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8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7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7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7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6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5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5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5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4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3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3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2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2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80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9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9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8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7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7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6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5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5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5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5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4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4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3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3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3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3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2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2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1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1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1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0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0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70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9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9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9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8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8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8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7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7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6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5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5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5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5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4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3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3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2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2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62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9648</text:p>
          </table:table-cell>
          <table:table-cell office:value-type="string" calcext:value-type="string">
            <text:p>03S/01E-26BCD</text:p>
          </table:table-cell>
          <table:table-cell office:value-type="string" calcext:value-type="string">
            <text:p>1955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6" meta:object-count="0"/>
    <meta:user-defined meta:name="AppVersion">3.0</meta:user-defined>
  </office:meta>
</office:document-meta>
</file>